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4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Classical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ls</text:p>
          </table:table-cell>
          <table:table-cell office:value-type="string" calcext:value-type="string">
            <text:p>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Sensitive Laplacian Sco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rst-Case Discriminative Feature Selecti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correlated Worst-Case Discriminative Feature Select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g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nsupervised Graph-based Feature Selecti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rocrustes</text:p>
          </table:table-cell>
          <table:table-cell office:value-type="string" calcext:value-type="string">
            <text:p>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ature Selection using PCA and Procrustes Analysi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ifs</text:p>
          </table:table-cell>
          <table:table-cell office:value-type="string" calcext:value-type="string">
            <text:p>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Mutual Information for Selecting Featur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mds</text:p>
          </table:table-cell>
          <table:table-cell office:value-type="string" calcext:value-type="string">
            <text:p>U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etric Multidimensional Scaling via SMACOF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hate</text:p>
          </table:table-cell>
          <table:table-cell office:value-type="string" calcext:value-type="string">
            <text:p>U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otential of Heat Diffusion for Affinity-based Transition Embedding</text:p>
          </table:table-cell>
        </table:table-row>
        <table:table-row table:style-name="ro1" table:number-rows-repeated="10484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01:18:00.374914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29T15:06:56.410626512</meta:creation-date>
    <dc:date>2020-10-31T01:18:11.412580910</dc:date>
    <meta:editing-duration>PT1H32M33S</meta:editing-duration>
    <meta:editing-cycles>26</meta:editing-cycles>
    <meta:generator>LibreOffice/7.0.2.2$Linux_X86_64 LibreOffice_project/0b4360524e0359c479b908cb9f8f3765ab0cc7ad</meta:generator>
    <meta:document-statistic meta:table-count="1" meta:cell-count="852" meta:object-count="0"/>
  </office:meta>
</office:document-meta>
</file>